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38%" fo:text-align="justify" style:justify-single-word="false" fo:text-indent="0.25cm" style:auto-text-indent="false" style:writing-mode="lr-tb"/>
      <style:text-properties fo:font-variant="normal" fo:text-transform="none" fo:color="#000000" loext:opacity="100%" style:text-line-through-style="none" style:text-line-through-type="none" style:font-name="DejaVu Sans Mono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38%" fo:text-align="justify" style:justify-single-word="false" fo:text-indent="0.25cm" style:auto-text-indent="false" style:writing-mode="lr-tb"/>
      <style:text-properties fo:font-variant="normal" fo:text-transform="none" fo:color="#000000" loext:opacity="100%" style:text-line-through-style="none" style:text-line-through-type="none" style:font-name="DejaVu Sans Mono" fo:font-size="11pt" fo:font-style="normal" style:text-underline-style="none" fo:font-weight="bold" style:text-blinking="false" fo:background-color="transparent"/>
    </style:style>
    <style:style style:name="P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38%" fo:text-align="justify" style:justify-single-word="false" fo:text-indent="0.25cm" style:auto-text-indent="false" style:writing-mode="lr-tb"/>
      <style:text-properties style:font-name="DejaVu Sans Mono"/>
    </style:style>
    <style:style style:name="P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38%" fo:text-align="justify" style:justify-single-word="false" fo:text-indent="0.25cm" style:auto-text-indent="false" style:writing-mode="lr-tb"/>
      <style:text-properties style:font-name="DejaVu Sans Mono" officeooo:paragraph-rsid="000c012b"/>
    </style:style>
    <style:style style:name="P5" style:family="paragraph" style:parent-style-name="Text_20_body" style:list-style-name="L1">
      <loext:graphic-properties draw:fill="none" draw:fill-color="#ffffff" draw:fill-gradient-name="gradient" draw:fill-hatch-name="hatch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DejaVu Sans Mono" fo:font-size="11pt" fo:font-style="normal" style:text-underline-style="none" fo:font-weight="normal" officeooo:rsid="000c012b" officeooo:paragraph-rsid="000c012b" style:text-blinking="false" fo:background-color="transparent"/>
    </style:style>
    <style:style style:name="P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38%" fo:text-align="justify" style:justify-single-word="false" fo:text-indent="0.25cm" style:auto-text-indent="false" style:writing-mode="lr-tb"/>
      <style:text-properties fo:font-variant="normal" fo:text-transform="none" fo:color="#000000" loext:opacity="100%" style:text-line-through-style="none" style:text-line-through-type="none" style:font-name="DejaVu Sans Mono" fo:font-size="11pt" fo:font-style="normal" style:text-underline-style="none" fo:font-weight="normal" officeooo:rsid="000c012b" officeooo:paragraph-rsid="000c012b" style:text-blinking="false" fo:background-color="transparent"/>
    </style:style>
    <style:style style:name="P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38%" fo:text-align="justify" style:justify-single-word="false" fo:text-indent="0.25cm" style:auto-text-indent="false" style:writing-mode="lr-tb"/>
      <style:text-properties fo:font-variant="normal" fo:text-transform="none" fo:color="#000000" loext:opacity="100%" style:text-line-through-style="none" style:text-line-through-type="none" style:font-name="DejaVu Sans Mono" fo:font-size="11pt" fo:font-style="normal" style:text-underline-style="none" fo:font-weight="normal" officeooo:rsid="000c012b" style:text-blinking="false" fo:background-color="transparent"/>
    </style:style>
    <style:style style:name="P8" style:family="paragraph" style:parent-style-name="Text_20_body" style:list-style-name="L1">
      <loext:graphic-properties draw:fill="none" draw:fill-color="#ffffff" draw:fill-gradient-name="gradient" draw:fill-hatch-name="hatch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DejaVu Sans Mono" fo:font-size="11pt" fo:font-style="normal" style:text-underline-style="none" fo:font-weight="normal" officeooo:rsid="000a829e" officeooo:paragraph-rsid="000a829e" style:text-blinking="false" fo:background-color="transparent"/>
    </style:style>
    <style:style style:name="P9" style:family="paragraph" style:parent-style-name="Text_20_body" style:list-style-name="L1">
      <loext:graphic-properties draw:fill="none" draw:fill-color="#ffffff" draw:fill-gradient-name="gradient" draw:fill-hatch-name="hatch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DejaVu Sans Mono" fo:font-size="11pt" fo:font-style="normal" style:text-underline-style="none" fo:font-weight="normal" officeooo:paragraph-rsid="000c012b" style:text-blinking="false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officeooo:rsid="000a829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officeooo:rsid="000c012b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0c012b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0d74b8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0d7c69" style:text-blinking="false" fo:background-color="transparent" loext:char-shading-value="0"/>
    </style:style>
    <style:style style:name="T9" style:family="text">
      <style:text-properties officeooo:rsid="000a829e"/>
    </style:style>
    <style:style style:name="T10" style:family="text">
      <style:text-properties officeooo:rsid="000c012b"/>
    </style:style>
    <style:style style:name="T11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a9dd5ce6-7fff-bae2-391c-3c5d532c9a91"/><text:span text:style-name="T4">Nombre:</text:span><text:span text:style-name="T1"> </text:span><text:span text:style-name="T2">Mover</text:span><text:span text:style-name="T5">.</text:span></text:p>
      <text:p text:style-name="P3"><text:span text:style-name="T4">Actores:</text:span><text:span text:style-name="T1"> </text:span><text:span text:style-name="T2">Jugador</text:span><text:span text:style-name="T5">.</text:span></text:p>
      <text:p text:style-name="P3"><text:span text:style-name="T4">Tipo:</text:span><text:span text:style-name="T1"> </text:span><text:span text:style-name="T5">Asociación.</text:span></text:p>
      <text:p text:style-name="P3"><text:span text:style-name="T4">Propósito:</text:span><text:span text:style-name="T1"> </text:span><text:span text:style-name="T2">Realizar una jugada en el turno del juego</text:span><text:span text:style-name="T5">.</text:span></text:p>
      <text:p text:style-name="P3"><text:span text:style-name="T4">Resumen:</text:span><text:span text:style-name="T1"> </text:span><text:span text:style-name="T2">El jugador eli</text:span><text:span text:style-name="T3">g</text:span><text:span text:style-name="T2">e una dirección para mover, y todas las casillas con contenido se “mueven” en esa dirección tanto como pueden, fusionandose las casillas del mismo valor que resultaran adyacentes luego de moverse</text:span><text:span text:style-name="T5">.</text:span></text:p>
      <text:p text:style-name="P3"><text:span text:style-name="T4">Precondiciones:</text:span><text:span text:style-name="T1"> </text:span><text:span text:style-name="T6">Se debe haber elegido previamente la opción Nuevo Juego en el menú principal y encontrarse en un juego activo.</text:span></text:p>
      <text:p text:style-name="P3"><text:span text:style-name="T4">Flujo principal de eventos: </text:span><text:span text:style-name="T1"> </text:span></text:p>
      <text:list xml:id="list3279658786" text:style-name="L1">
        <text:list-item>
          <text:p text:style-name="P5">El sistema despliega el tablero correspondiente.</text:p>
        </text:list-item>
        <text:list-item>
          <text:p text:style-name="P8">El Jugador eli<text:span text:style-name="T10">g</text:span>e una dirección (arriba, abajo, izquierda o derecha), pulsando la flecha correspondiente en el teclado o en el borde del tablero.(E-1)</text:p>
        </text:list-item>
        <text:list-item>
          <text:p text:style-name="P9"><text:s/><text:span text:style-name="T10">El sistema reordena el tablero, moviendo las casillas en la dirección elegida y fusionando casillas si hubiera casillas sensibles a ser fusionadas.(E-2)(E-3)</text:span></text:p>
        </text:list-item>
        <text:list-item>
          <text:p text:style-name="P5">Luego del reordenamiento, el sistema elige una casilla vacía al azar y le asigna un valor 2 (con un 90% de probabilidades) o 4. (E-4)</text:p>
        </text:list-item>
        <text:list-item>
          <text:p text:style-name="P5">Termina el caso de uso.</text:p>
        </text:list-item>
      </text:list>
      <text:p text:style-name="P2">Flujo excepcional de eventos:</text:p>
      <text:p text:style-name="P1">E-1. <text:span text:style-name="T9">En el caso de que no se pueda realizar dicho movimiento (esto puede suceder si ningun casillero puede moverse en la dirección elegida), nada sucede y se repite el paso 2.</text:span></text:p>
      <text:p text:style-name="P3"><text:span text:style-name="T5">E-2. </text:span><text:span text:style-name="T6">Si se hubiera producido una fusión, el sistema sumará el valor resultante de la fusión de ambas casillas al puntaje actual. </text:span><text:span text:style-name="T8">Si el puntaje actual fuera más alto que el puntaje máximo</text:span><text:span text:style-name="T8">, el puntaje máximo tomará el valor del puntaje actual.</text:span></text:p>
      <text:p text:style-name="P6">E-3. Si se hubiera producido una fusión, y la casilla resultante tuviera el valor 2048, el sistema desplegará un cartel felicitando al jugador y preguntandole si quiere continuar jugando o volver al menú principal. Si el jugador quisiera seguir jugando, se continuará el caso de uso. Caso contrario, se termina el caso de uso y la partida.</text:p>
      <text:p text:style-name="P4"><text:span text:style-name="T6">E-4. En caso de que luego de </text:span><text:span text:style-name="T7">la asignación del nuevo valor no quedaran movimientos válidos, el sistema informa al jugador de que el juego concluyó, mostrandole el puntaje obtenido y dandole la posibilidad de volver al menú principal.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1T23:32:21.417411936</meta:creation-date>
    <dc:date>2024-07-12T00:08:09.919991203</dc:date>
    <meta:editing-duration>PT2M2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333" meta:character-count="2014" meta:non-whitespace-character-count="1700"/>
  </office:meta>
</office:document-meta>
</file>